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sans-serif"/>
    <style:font-face style:name="Lohit Devanagari1" svg:font-family="'Lohit Devanagari'"/>
    <style:font-face style:name="arial" svg:font-family="arial, helvetica, sans-serif"/>
    <style:font-face style:name="monospace" svg:font-family="monospace, monospace"/>
    <style:font-face style:name="sans-serif" svg:font-family="sans-serif"/>
    <style:font-face style:name="verdana" svg:font-family="verdana, 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22f437"/>
    </style:style>
    <style:style style:name="P2" style:family="paragraph" style:parent-style-name="Standard">
      <style:text-properties officeooo:rsid="0027856a" officeooo:paragraph-rsid="0027856a"/>
    </style:style>
    <style:style style:name="P3" style:family="paragraph" style:parent-style-name="Standard">
      <style:text-properties officeooo:paragraph-rsid="0029e8e3"/>
    </style:style>
    <style:style style:name="P4" style:family="paragraph" style:parent-style-name="Standard">
      <style:text-properties officeooo:rsid="002ceac2" officeooo:paragraph-rsid="002ceac2"/>
    </style:style>
    <style:style style:name="P5" style:family="paragraph" style:parent-style-name="Standard">
      <style:text-properties officeooo:rsid="002d4169" officeooo:paragraph-rsid="002d4169"/>
    </style:style>
    <style:style style:name="P6" style:family="paragraph" style:parent-style-name="Standard">
      <style:text-properties officeooo:paragraph-rsid="002ee554"/>
    </style:style>
    <style:style style:name="P7" style:family="paragraph" style:parent-style-name="Standard">
      <style:text-properties officeooo:rsid="003061b5" officeooo:paragraph-rsid="003061b5"/>
    </style:style>
    <style:style style:name="T1" style:family="text">
      <style:text-properties fo:font-variant="normal" fo:text-transform="none" fo:color="#202122" style:font-name="sans-serif" fo:font-size="10.5pt" fo:letter-spacing="normal" fo:font-style="normal" fo:font-weight="normal"/>
    </style:style>
    <style:style style:name="T2" style:family="text">
      <style:text-properties fo:font-variant="normal" fo:text-transform="none" fo:color="#202122" style:font-name="sans-serif" fo:font-size="10.5pt" fo:letter-spacing="normal" fo:font-style="normal" fo:font-weight="normal" officeooo:rsid="00246a5f"/>
    </style:style>
    <style:style style:name="T3" style:family="text">
      <style:text-properties fo:font-variant="normal" fo:text-transform="none" fo:color="#202122" style:font-name="sans-serif" fo:font-size="10.5pt" fo:letter-spacing="normal" fo:font-style="normal" fo:font-weight="normal" officeooo:rsid="0029e8e3"/>
    </style:style>
    <style:style style:name="T4" style:family="text">
      <style:text-properties fo:font-variant="normal" fo:text-transform="none" fo:color="#202122" style:font-name="sans-serif" fo:font-size="10.5pt" fo:letter-spacing="normal" fo:font-style="normal" fo:font-weight="normal" officeooo:rsid="002bdebd"/>
    </style:style>
    <style:style style:name="T5" style:family="text">
      <style:text-properties fo:font-variant="normal" fo:text-transform="none" fo:color="#202122" style:font-name="sans-serif" fo:font-size="10.5pt" fo:letter-spacing="normal" fo:font-style="normal" fo:font-weight="normal" officeooo:rsid="002ee554"/>
    </style:style>
    <style:style style:name="T6" style:family="text">
      <style:text-properties fo:font-variant="normal" fo:text-transform="none" fo:color="#202122" style:font-name="sans-serif" fo:font-size="10.5pt" fo:letter-spacing="normal" fo:font-style="normal" fo:font-weight="normal" officeooo:rsid="002f66ea"/>
    </style:style>
    <style:style style:name="T7" style:family="text">
      <style:text-properties fo:font-variant="normal" fo:text-transform="none" fo:color="#202122" style:font-name="sans-serif" fo:font-size="10.5pt" fo:letter-spacing="normal" fo:font-style="normal" fo:font-weight="normal" officeooo:rsid="0031ca6e"/>
    </style:style>
    <style:style style:name="T8" style:family="text">
      <style:text-properties officeooo:rsid="0022f437"/>
    </style:style>
    <style:style style:name="T9" style:family="text">
      <style:text-properties officeooo:rsid="002524d5"/>
    </style:style>
    <style:style style:name="T10" style:family="text">
      <style:text-properties officeooo:rsid="0028071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A flauta é um instrumento musical de sopro no formato de um tubo oco com orifícios, onde a partir do fluxo de ar dirigido a uma aresta, que vibra em uma determinada frequência, causando assim a emissão de um som. Assim como os demais instrumentos de sopro considerados do grupo das madeiras (inicialmente eram construídas de madeira, por isso faz parte do grupo), as notas musicais na flauta são alternadas conforme a abertura e fechamento de orifícios presentes no corpo do instrumento, utilizando-se teclas ou até mesmo o próprio dedo. A flauta é o mais versátil dos instrumentos de sopro, muito utilizada desde a música clássica até a maior parte dos estilos musicais contemporâneos</text:span><text:span text:style-name="T2">.</text:span></text:p>
      <text:p text:style-name="P1"><text:span text:style-name="T3"/></text:p>
      <text:p text:style-name="P3"><text:span text:style-name="T3">Flauta Doce – A flauta doce, ou flauta de bisel, é o mais antigo dos instrumentos da família de tubo interno. Consiste em um tubo, com furos para sete dedos e um furo para o dedo polegar, que serve como chave de oitava. Existem muitas variedades de flautas doces, em tamanhos e afinações; é o que se chama de "família das flautas doces". Todas as flautas doces possuem uma gama de pouco mais de duas oitavas. Temos a flauta doce "sopranino" (gama: F4 a G6), a flauta doce "soprano" (gama: C4 a D6; é a variedade mais conhecida), a flauta doce "contralto" (afinada uma oitava abaixo da flauta sopranino), a flauta doce "tenor" (afinada uma oitava abaixo da soprano), a flauta doce "baixo" (afinada uma oitava abaixo da contralto) e a flauta doce "grande-baixo" (afinada uma oitava abaixo da tenor). </text:span><text:span text:style-name="T4">Devido ao seu tamanho, acessibilidade e preço, a flauta doce, é muitas vezes utilizada como brinquedo para estimular as crianças a desenvolverem habilidades musicais.</text:span></text:p>
      <text:p text:style-name="P3"><text:span text:style-name="T3"/></text:p>
      <text:p text:style-name="P3"><text:span text:style-name="T9">Flauta Piccolo - Também chamada de flautim, a flauta piccolo tem nome de origem italiana, que pode ser traduzido como “pequena flauta” pois é constituído por um pequeno tubo de cerca de 33 cm de comprimento e um bocal. Além de ser pequena a flauta piccolo tem um tubo cônico (diferentemente do tubo das flautas mais modernas, que é cilíndrico) e consegue produzir sons muito agudos, fazendo com que seu timbre bastante único se destaque em meio a bandas e orquestras em que é empregada. Existem dois tipos de Flautim: um afinado em C (Dó) e outro afinado em D (Ré), o primeiro tipo é o preferido nas orquestras sinfônicas, enquanto o segundo é bastante empregado nas bandas musicais. Assim como na flauta transversal, a flauta piccolo também é tocada em posição transversal.</text:span></text:p>
      <text:p text:style-name="P2"/>
      <text:p text:style-name="P2">Flauta Transversal - Seu nome original é flauta ocidental de concerto, mas é conhecida como flauta transversal justamente pela maneira que é tocada (em posição transversal). Sendo um dos tipos de flautas mais conhecidos e usados atualmente, foi originalmente produzida em madeira. <text:span text:style-name="T10">A flauta transversal é fabricada em duas afinações: C (dó) e G (sol), no entanto, as flautas afinadas em dó são encontradas com mais frequência. As flautas transversais são comumente encontradas em orquestras sinfônicas, mas não se limitam as orquestras, são muito versáteis e fazem parte da maioria dos grupos musicais existentes.</text:span></text:p>
      <text:p text:style-name="P2"/>
      <text:p text:style-name="P4">Flauta traverso barroco - O traverso barroco também é tocado de modo transversal, mas é diferente porque tem o seu uso mais limitado às músicas do período barroquino – o que define seu nome. É produzido em madeira e tem apenas uma chave. O instrumento foi, com o tempo, substituindo a flauta doce dentro das músicas de concerto.</text:p>
      <text:p text:style-name="P4"/>
      <text:p text:style-name="P5">Flauta de pã - O tipo de flauta mais diferenciado é a flauta de pã. Isso porque, ao invés de apenas um, ela tem vários tubos de madeira! Eles são de tamanhos diferentes e cada um serve para uma nota musical, sendo fechados em uma das extremidades. Essa flauta nasceu a partir de uma lenda grega, onde se dizia que o som da flauta era o mesmo que a voz da ninfa e, a partir daí, o instrumento se espalhou para outros povos. A extensão (quantidade de tubos) <text:span text:style-name="T1">e o tamanho das flautas de pã variam conforme o desejo de cada construtor.</text:span></text:p>
      <text:p text:style-name="P5"><text:span text:style-name="T1"/></text:p>
      <text:p text:style-name="P6"><text:soft-page-break/><text:span text:style-name="T5">Flauta Tim Wisthle – A flauta Tin Whistle, também conhecida como Pennywhistle é uma pequena flauta de metal (geralmente cobre, latão ou estanho) ocasionalmente também de madeira, muito usada na música celta, medieval e escocesa. Original da Irlanda, esta flauta muito se assemelha à flauta doce no que diz respeito à digitação, porém possui algumas diferenças tanto no timbre (mais claro e agudo), quanto na quantidade de furos (apenas seis). A tin whistle é um instrumento simples, de resposta rápida e fácil para os aprendizes. Porém, o domínio das inúmeras técnicas utilizadas nela requer agilidade. Possui duas oitavas, controladas pela intensidade do sopro, e pode ser encontrada em diversas afinações mas é encontrada principalmente em </text:span><text:span text:style-name="T6">C (dó), D(ré) e B</text:span><text:span text:style-name="T5">♭ </text:span><text:span text:style-name="T6">(si bemol). </text:span><text:span text:style-name="T7">Assim como a flauta doce, também é bastante utilizada para incentivar o desenvolvimento de habilidades musicais em crianças.</text:span></text:p>
      <text:p text:style-name="P6"><text:span text:style-name="T6"/></text:p>
      <text:p text:style-name="P7"><text:span text:style-name="T6">O</text:span><text:span text:style-name="T1">carina - A ocarina é um instrumento de sopro, considerado como uma flauta de formato globular, feito normalmente de porcelana, terracota, madeira ou pedra. A ocarina é um dos instrumentos musicais mais antigos do mundo. Um tubo, normalmente feito de um material igual ou equivalente ao do corpo do instrumento) chamado de passagem de ar projeta-se de seu corpo servindo de bocal. Isso a torna diferente dos instrumentos de tubo perfurados, como a flauta transversal e a flauta doce, onde as notas dependem do comprimento da distância percorrida pela coluna de ar. Por isso ela tem características acústicas diferentes. Uma ocarina pode ter uma câmara (4-12 furos), duas câmaras (16 furos) ou três câmaras (20 fur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sans-serif"/>
    <style:font-face style:name="Lohit Devanagari1" svg:font-family="'Lohit Devanagari'"/>
    <style:font-face style:name="arial" svg:font-family="arial, helvetica, sans-serif"/>
    <style:font-face style:name="monospace" svg:font-family="monospace, monospace"/>
    <style:font-face style:name="sans-serif" svg:font-family="sans-serif"/>
    <style:font-face style:name="verdana" svg:font-family="verdana, aria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1T10:57:58.860260787</meta:creation-date>
    <meta:editing-duration>PT6H31M</meta:editing-duration>
    <meta:editing-cycles>3</meta:editing-cycles>
    <meta:generator>LibreOffice/6.0.7.3$Linux_X86_64 LibreOffice_project/00m0$Build-3</meta:generator>
    <dc:date>2020-06-11T22:45:23.882651164</dc:date>
    <meta:document-statistic meta:table-count="0" meta:image-count="0" meta:object-count="0" meta:page-count="2" meta:paragraph-count="8" meta:word-count="918" meta:character-count="5508" meta:non-whitespace-character-count="4595"/>
  </office:meta>
</office:document-meta>
</file>